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999cm" table:align="margins" style:writing-mode="lr-tb"/>
    </style:style>
    <style:style style:name="Tabla1.A" style:family="table-column">
      <style:table-column-properties style:column-width="8.297cm" style:rel-column-width="31988*"/>
    </style:style>
    <style:style style:name="Tabla1.B" style:family="table-column">
      <style:table-column-properties style:column-width="2.201cm" style:rel-column-width="8486*"/>
    </style:style>
    <style:style style:name="Tabla1.C" style:family="table-column">
      <style:table-column-properties style:column-width="2.307cm" style:rel-column-width="8894*"/>
    </style:style>
    <style:style style:name="Tabla1.D" style:family="table-column">
      <style:table-column-properties style:column-width="4.193cm" style:rel-column-width="16167*"/>
    </style:style>
    <style:style style:name="Tabla1.A1" style:family="table-cell">
      <style:table-cell-properties fo:padding="0.097cm" fo:border-left="none" fo:border-right="none" fo:border-top="none" fo:border-bottom="0.5pt solid #000000"/>
    </style:style>
    <style:style style:name="Tabla1.B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margin-top="0cm" fo:margin-bottom="0.212cm" style:contextual-spacing="false"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 style:font-size-complex="10pt"/>
    </style:style>
    <style:style style:name="P2" style:family="paragraph" style:parent-style-name="Footer">
      <style:paragraph-properties fo:margin-left="0cm" fo:margin-right="-0.004cm" fo:margin-top="0cm" fo:margin-bottom="0.212cm" style:contextual-spacing="false" fo:text-align="end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2.383cm" style:type="center"/>
          <style:tab-stop style:position="16.51cm" style:type="right"/>
        </style:tab-stops>
      </style:paragraph-properties>
    </style:style>
    <style:style style:name="P3" style:family="paragraph" style:parent-style-name="Título_20_1_20__28_cont_29_">
      <style:text-properties fo:font-size="7pt" officeooo:rsid="000ae0ff" style:font-size-asian="7pt" style:font-size-complex="7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pt" style:font-size-asian="10pt" style:font-name-complex="Courier New2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0pt" officeooo:rsid="0005cf3c" officeooo:paragraph-rsid="0005cf3c" style:font-size-asian="10pt" style:font-name-complex="Courier New2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officeooo:rsid="0008a880" officeooo:paragraph-rsid="0008a880" style:font-size-asian="10pt" style:font-size-complex="10pt"/>
    </style:style>
    <style:style style:name="P8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style:font-name="Times New Roman" fo:font-size="10pt" officeooo:rsid="0008a880" officeooo:paragraph-rsid="00092d35" style:font-size-asian="10pt" style:font-size-complex="10pt"/>
    </style:style>
    <style:style style:name="P9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style:font-name="Times New Roman" fo:font-size="10pt" officeooo:rsid="000987bc" officeooo:paragraph-rsid="000987bc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Times New Roman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style:font-size-asian="12pt" style:font-name-complex="Courier New2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Times New Roman" fo:font-size="12pt" officeooo:paragraph-rsid="0009815c" style:font-size-asian="12pt" style:font-name-complex="Courier New2" style:font-size-complex="12pt"/>
    </style:style>
    <style:style style:name="P13" style:family="paragraph" style:parent-style-name="Standard">
      <style:paragraph-properties fo:margin-left="0cm" fo:margin-right="-0.504cm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000000" style:shadow="#000000 0.053cm 0.053cm"/>
      <style:text-properties style:font-name="Times New Roman" fo:font-size="12pt" style:font-size-asian="12pt" style:font-name-complex="Courier New2" style:font-size-complex="12pt"/>
    </style:style>
    <style:style style:name="P14" style:family="paragraph" style:parent-style-name="Standard">
      <loext:graphic-properties draw:fill-hatch-name="hatch"/>
      <style:paragraph-properties fo:margin-left="0cm" fo:margin-right="-0.504cm" fo:margin-top="0cm" fo:margin-bottom="0.21cm" style:contextual-spacing="false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000000" style:shadow="#000000 0.053cm 0.053cm"/>
      <style:text-properties style:font-name="Times New Roman" fo:font-size="12pt" style:font-size-asian="12pt" style:font-name-complex="Courier New2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officeooo:paragraph-rsid="00109dbe" style:font-size-asian="12pt" style:font-name-complex="Courier New2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officeooo:rsid="0005cf3c" officeooo:paragraph-rsid="0005cf3c" style:font-size-asian="12pt" style:font-name-complex="Courier New2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officeooo:rsid="0005cf3c" officeooo:paragraph-rsid="0009815c" style:font-size-asian="12pt" style:font-name-complex="Courier New2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officeooo:rsid="00109dbe" officeooo:paragraph-rsid="00109dbe" style:font-size-asian="12pt" style:font-name-complex="Courier New2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margin-left="0cm" fo:margin-right="-0.504cm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000000" style:shadow="#000000 0.053cm 0.053cm"/>
      <style:text-properties style:font-name="Times New Roman" fo:font-size="12pt" style:font-size-asian="12pt" style:font-size-complex="12pt"/>
    </style:style>
    <style:style style:name="P21" style:family="paragraph" style:parent-style-name="Standard" style:master-page-name="">
      <loext:graphic-properties draw:fill="none"/>
      <style:paragraph-properties fo:margin-left="1cm" fo:margin-right="0cm" fo:margin-top="0cm" fo:margin-bottom="0.212cm" style:contextual-spacing="false" fo:line-height="100%" fo:text-align="start" style:justify-single-word="false" fo:orphans="2" fo:widows="2" fo:hyphenation-ladder-count="no-limit" fo:text-indent="-1cm" style:auto-text-indent="false" style:page-number="auto" fo:background-color="transparent" style:writing-mode="lr-tb"/>
      <style:text-properties style:font-name="Times New Roman" fo:font-size="12pt" officeooo:paragraph-rsid="000987bc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1cm" fo:margin-right="0cm" fo:margin-top="0cm" fo:margin-bottom="0.212cm" style:contextual-spacing="false" fo:line-height="100%" fo:text-align="start" style:justify-single-word="false" fo:orphans="2" fo:widows="2" fo:hyphenation-ladder-count="no-limit" fo:text-indent="-1cm" style:auto-text-indent="false" fo:background-color="transparent" style:writing-mode="lr-tb"/>
      <style:text-properties style:font-name="Times New Roman" fo:font-size="12pt" officeooo:paragraph-rsid="000987bc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8pt" officeooo:rsid="00079352" officeooo:paragraph-rsid="00079352" style:font-size-asian="8pt" style:font-size-complex="8pt"/>
    </style:style>
    <style:style style:name="P24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style:font-name="Times New Roman" fo:font-size="8pt" officeooo:rsid="000987bc" officeooo:paragraph-rsid="000987bc" style:font-size-asian="8pt" style:font-size-complex="8pt"/>
    </style:style>
    <style:style style:name="P25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 officeooo:rsid="00079352" officeooo:paragraph-rsid="00079352"/>
    </style:style>
    <style:style style:name="P26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 officeooo:rsid="00079352" officeooo:paragraph-rsid="0008a880"/>
    </style:style>
    <style:style style:name="P27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 officeooo:rsid="00079352" officeooo:paragraph-rsid="00092d35"/>
    </style:style>
    <style:style style:name="P28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style:font-name="Times New Roman" officeooo:rsid="00079352" officeooo:paragraph-rsid="00079352"/>
    </style:style>
    <style:style style:name="P29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/>
    </style:style>
    <style:style style:name="P30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style:font-name="Times New Roman"/>
    </style:style>
    <style:style style:name="P31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 officeooo:rsid="00092d35" officeooo:paragraph-rsid="00092d35"/>
    </style:style>
    <style:style style:name="P32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style:font-name="Times New Roman" officeooo:rsid="0008a880" officeooo:paragraph-rsid="0008a880"/>
    </style:style>
    <style:style style:name="P33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 officeooo:rsid="0008a880" officeooo:paragraph-rsid="0008a880"/>
    </style:style>
    <style:style style:name="P34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8pt" officeooo:rsid="00079352" officeooo:paragraph-rsid="00079352" style:font-size-asian="8pt" style:font-size-complex="8pt"/>
    </style:style>
    <style:style style:name="P35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8pt" officeooo:rsid="00079352" officeooo:paragraph-rsid="0008a880" style:font-size-asian="8pt" style:font-size-complex="8pt"/>
    </style:style>
    <style:style style:name="P36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8pt" style:font-size-asian="8pt" style:font-size-complex="8pt"/>
    </style:style>
    <style:style style:name="P37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8pt" officeooo:rsid="00092d35" officeooo:paragraph-rsid="00092d35" style:font-size-asian="8pt" style:font-size-complex="8pt"/>
    </style:style>
    <style:style style:name="P38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8pt" officeooo:rsid="0008a880" officeooo:paragraph-rsid="0008a880" style:font-size-asian="8pt" style:font-size-complex="8pt"/>
    </style:style>
    <style:style style:name="P39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8pt" officeooo:rsid="0009815c" officeooo:paragraph-rsid="0009815c" style:font-size-asian="8pt" style:font-size-complex="8pt"/>
    </style:style>
    <style:style style:name="P40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8pt" officeooo:rsid="00121e15" officeooo:paragraph-rsid="00121e15" style:font-size-asian="8pt" style:font-size-complex="8pt"/>
    </style:style>
    <style:style style:name="P41" style:family="paragraph" style:parent-style-name="Heading_20_1" style:master-page-name="First_20_Page">
      <style:paragraph-properties style:page-number="auto"/>
    </style:style>
    <style:style style:name="P42" style:family="paragraph" style:parent-style-name="Standard">
      <style:paragraph-properties fo:margin-left="0cm" fo:margin-right="-0.504cm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000000" style:shadow="#000000 0.053cm 0.053cm"/>
      <style:text-properties style:font-name="Times New Roman" fo:font-size="12pt" officeooo:paragraph-rsid="00177861" style:font-size-asian="12pt" style:font-size-complex="12pt"/>
    </style:style>
    <style:style style:name="P43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Times New Roman" officeooo:rsid="00079352" officeooo:paragraph-rsid="00079352"/>
    </style:style>
    <style:style style:name="P44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style:font-name="Times New Roman" officeooo:rsid="0008a880" officeooo:paragraph-rsid="0008a880"/>
    </style:style>
    <style:style style:name="P45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8pt" style:font-size-asian="8pt" style:font-size-complex="8pt"/>
    </style:style>
    <style:style style:name="P46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style:font-name="Courier New" fo:font-size="8pt" officeooo:rsid="00177861" officeooo:paragraph-rsid="00177861" style:font-size-asian="8pt" style:font-size-complex="8pt"/>
    </style:style>
    <style:style style:name="T1" style:family="text">
      <style:text-properties officeooo:rsid="00131fff"/>
    </style:style>
    <style:style style:name="T2" style:family="text">
      <style:text-properties style:font-name="Arial" style:font-name-complex="Arial2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21e15" style:font-size-asian="8pt" style:font-size-complex="8pt"/>
    </style:style>
    <style:style style:name="T5" style:family="text">
      <style:text-properties fo:font-size="8pt" officeooo:rsid="000987bc" style:font-size-asian="8pt" style:font-name-complex="Courier New2" style:font-size-complex="8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fo:font-weight="bold" officeooo:rsid="00121e15" style:font-size-asian="8pt" style:font-weight-asian="bold" style:font-size-complex="8pt" style:font-weight-complex="bold"/>
    </style:style>
    <style:style style:name="T8" style:family="text">
      <style:text-properties style:use-window-font-color="true" loext:opacity="0%" fo:language="es" fo:country="ES" style:letter-kerning="false" style:font-name-asian="Calibri1" style:language-asian="zh" style:country-asian="CN" style:font-name-complex="Courier New2" style:language-complex="ar" style:country-complex="SA"/>
    </style:style>
    <style:style style:name="T9" style:family="text">
      <style:text-properties style:use-window-font-color="true" loext:opacity="0%" fo:language="es" fo:country="ES" officeooo:rsid="000bd7ec" style:letter-kerning="false" style:font-name-asian="Calibri1" style:language-asian="zh" style:country-asian="CN" style:font-name-complex="Courier New2" style:language-complex="ar" style:country-complex="SA"/>
    </style:style>
    <style:style style:name="T10" style:family="text">
      <style:text-properties officeooo:rsid="0008a880"/>
    </style:style>
    <style:style style:name="T11" style:family="text">
      <style:text-properties officeooo:rsid="00092d35"/>
    </style:style>
    <style:style style:name="T12" style:family="text">
      <style:text-properties officeooo:rsid="0009815c"/>
    </style:style>
    <style:style style:name="T13" style:family="text">
      <style:text-properties officeooo:rsid="000987bc"/>
    </style:style>
    <style:style style:name="T14" style:family="text">
      <style:text-properties fo:font-size="10pt" style:font-size-asian="10pt" style:font-name-complex="Courier New2"/>
    </style:style>
    <style:style style:name="T15" style:family="text">
      <style:text-properties fo:font-size="10pt" officeooo:rsid="0009815c" style:font-size-asian="10pt" style:font-name-complex="Courier New2"/>
    </style:style>
    <style:style style:name="T16" style:family="text">
      <style:text-properties fo:font-size="10pt" officeooo:rsid="0005149f" style:font-size-asian="10pt" style:font-name-complex="Courier New2"/>
    </style:style>
    <style:style style:name="T17" style:family="text">
      <style:text-properties fo:font-size="10pt" style:font-size-asian="10pt" style:font-name-complex="Courier New2" style:font-size-complex="10pt"/>
    </style:style>
    <style:style style:name="T18" style:family="text">
      <style:text-properties officeooo:rsid="0009f8ee"/>
    </style:style>
    <style:style style:name="T19" style:family="text">
      <style:text-properties style:font-name-complex="Courier New2"/>
    </style:style>
    <style:style style:name="T20" style:family="text">
      <style:text-properties officeooo:rsid="000987bc" style:font-name-complex="Courier New2"/>
    </style:style>
    <style:style style:name="T21" style:family="text">
      <style:text-properties officeooo:rsid="000bd7ec" style:font-name-complex="Courier New2"/>
    </style:style>
    <style:style style:name="T22" style:family="text">
      <style:text-properties officeooo:rsid="000c6cef" style:font-name-complex="Courier New2"/>
    </style:style>
    <style:style style:name="T23" style:family="text">
      <style:text-properties officeooo:rsid="00109dbe" style:font-name-complex="Courier New2"/>
    </style:style>
    <style:style style:name="T24" style:family="text">
      <style:text-properties officeooo:rsid="00121e15" style:font-name-complex="Courier New2"/>
    </style:style>
    <style:style style:name="T25" style:family="text">
      <style:text-properties officeooo:rsid="00131fff" style:font-name-complex="Courier New2"/>
    </style:style>
    <style:style style:name="T26" style:family="text">
      <style:text-properties officeooo:rsid="00177861" style:font-name-complex="Courier New2"/>
    </style:style>
    <style:style style:name="T27" style:family="text">
      <style:text-properties style:font-name="Arial1" fo:font-size="22pt" style:font-size-asian="22pt" style:font-size-complex="22pt"/>
    </style:style>
    <style:style style:name="T28" style:family="text">
      <style:text-properties style:font-name="Arial1" fo:font-size="8pt" style:font-size-asian="8pt" style:font-size-complex="8pt"/>
    </style:style>
    <style:style style:name="T29" style:family="text">
      <style:text-properties style:font-name="Arial1" fo:font-size="8pt" officeooo:rsid="00121e15" style:font-size-asian="8pt" style:font-size-complex="8pt"/>
    </style:style>
    <style:style style:name="T30" style:family="text">
      <style:text-properties style:font-name="Arial1" fo:font-size="9pt" style:font-size-asian="9pt" style:font-size-complex="9pt"/>
    </style:style>
    <style:style style:name="T31" style:family="text">
      <style:text-properties officeooo:rsid="000c6cef"/>
    </style:style>
    <style:style style:name="T32" style:family="text">
      <style:text-properties officeooo:rsid="000eb275"/>
    </style:style>
    <style:style style:name="T33" style:family="text">
      <style:text-properties officeooo:rsid="00109dbe"/>
    </style:style>
    <style:style style:name="T34" style:family="text">
      <style:text-properties officeooo:rsid="00121e15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0eb275" style:font-weight-asian="bold" style:font-weight-complex="bold"/>
    </style:style>
    <style:style style:name="T37" style:family="text">
      <style:text-properties fo:font-weight="bold" officeooo:rsid="00121e15" style:font-weight-asian="bold" style:font-weight-complex="bold"/>
    </style:style>
    <style:style style:name="T38" style:family="text">
      <style:text-properties fo:font-size="6pt" fo:font-weight="bold" style:font-size-asian="6pt" style:font-weight-asian="bold" style:font-size-complex="6pt" style:font-weight-complex="bold"/>
    </style:style>
    <style:style style:name="T39" style:family="text">
      <style:text-properties style:font-name="Courier New"/>
    </style:style>
    <style:style style:name="T40" style:family="text">
      <style:text-properties style:font-name="Courier New" officeooo:rsid="00121e15"/>
    </style:style>
    <style:style style:name="T41" style:family="text">
      <style:text-properties officeooo:rsid="00147dbd"/>
    </style:style>
    <style:style style:name="T42" style:family="text">
      <style:text-properties officeooo:rsid="0015e9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1">Una sugerencia práctica de versionado semá<text:span text:style-name="T42">n</text:span>tico</text:h>
      <text:p text:style-name="P3">2023010<text:span text:style-name="T41">7</text:span>T2230</text:p>
      <text:p text:style-name="P11">Una sugerencia práctica de números de versión semánticos: <text:s text:c="2"/><text:span text:style-name="T27">X.Y.p.c</text:span></text:p>
      <text:p text:style-name="P19"><text:span text:style-name="T19">(nota: </text:span><text:span text:style-name="T25">E</text:span><text:span text:style-name="T19">stá </text:span><text:span text:style-name="T8">basada</text:span><text:span text:style-name="T19"> en el estándar </text:span><text:a xlink:type="simple" xlink:href="https://semver.org/lang/es/" text:style-name="Internet_20_link" text:visited-style-name="Visited_20_Internet_20_Link"><text:span text:style-name="T19">https://semver.org/lang/es/</text:span></text:a><text:span text:style-name="T19">, solo que usando la parte de “</text:span><text:span text:style-name="T22">parche</text:span><text:span text:style-name="T19">” para ”pruebas” </text:span><text:span text:style-name="T25">de desarrollo.</text:span><text:span text:style-name="T19">)</text:span></text:p>
      <text:p text:style-name="P11"/>
      <text:p text:style-name="P19"><text:span text:style-name="T8">Cara a</text:span><text:span text:style-name="T19"> los usuarios finales, solo existirán las dos primeras cifras X.Y</text:span></text:p>
      <text:p text:style-name="P11">=&gt; X es versión mayor: <text:span text:style-name="T33">un lanzamiento completo “</text:span><text:span text:style-name="T1">a bombo y platillo</text:span><text:span text:style-name="T33">”</text:span>.</text:p>
      <text:p text:style-name="P11">=&gt; Y es versión menor: <text:span text:style-name="T1">un lanzamiento de </text:span><text:span text:style-name="T33">correcciones, </text:span>compatible con cualquier otra con el mismo X.</text:p>
      <text:p text:style-name="P16">También lo podemos ver como que:</text:p>
      <text:p text:style-name="P16">=&gt; Aumentamos X cuando se <text:span text:style-name="T18">emite</text:span> un ‘lanzamiento’ completo a producción.</text:p>
      <text:p text:style-name="P16">=&gt; Aumentamos Y cuando se <text:span text:style-name="T18">emite</text:span><text:span text:style-name="T12"> </text:span>una ‘corrección’ <text:span text:style-name="T18">sobre</text:span> la <text:span text:style-name="T18">última </text:span>versión X <text:span text:style-name="T18">en producción.</text:span></text:p>
      <text:p text:style-name="P18">nota: <text:span text:style-name="T29">La emisión de una versión X</text:span><text:span text:style-name="T28">.Y siempre va con p0 y c0 =&gt; </text:span><text:span text:style-name="T30">vX.Y.p0.c0</text:span></text:p>
      <text:p text:style-name="P11"/>
      <text:p text:style-name="P19"><text:span text:style-name="T8">Cara</text:span><text:span text:style-name="T19"> al desarrollo </text:span><text:span text:style-name="T23">interno</text:span><text:span text:style-name="T19">, existirán </text:span><text:span text:style-name="T22">las </text:span><text:span text:style-name="T19">cuatro cifras: X.Y.p.c</text:span></text:p>
      <text:p text:style-name="P19"><text:span text:style-name="T19">=&gt; p</text:span><text:span text:style-name="T23">N</text:span><text:span text:style-name="T19">.</text:span><text:span text:style-name="T23">c</text:span><text:span text:style-name="T19">0 es </text:span><text:span text:style-name="T23">la</text:span><text:span text:style-name="T19"> versión </text:span><text:span text:style-name="T23">N de pruebas, </text:span><text:span text:style-name="T19"><text:s/><text:line-break/>una versión que solo verán los usuarios internos de pruebas: <text:s/></text:span><text:span text:style-name="T22">v</text:span><text:span text:style-name="T19">X.Y.</text:span><text:span text:style-name="T22">p</text:span><text:span text:style-name="T19">1.</text:span><text:span text:style-name="T22">c</text:span><text:span text:style-name="T19">0, </text:span><text:span text:style-name="T22">v</text:span><text:span text:style-name="T19">X.Y.</text:span><text:span text:style-name="T22">p</text:span><text:span text:style-name="T19">2.</text:span><text:span text:style-name="T22">c</text:span><text:span text:style-name="T19">0, etc.</text:span></text:p>
      <text:p text:style-name="P11">=&gt; p<text:span text:style-name="T33">N</text:span>.c<text:span text:style-name="T33">1</text:span>es una versión <text:span text:style-name="T33">de trabajo, preparando la emisión de pN+1,</text:span><text:line-break/>una versión que solo verán los programadores: <text:span text:style-name="T31">v</text:span>X.Y.p<text:span text:style-name="T33">2</text:span>.<text:span text:style-name="T31">c</text:span>1, etc.</text:p>
      <text:p text:style-name="P17">También lo podemos ver como que:</text:p>
      <text:p text:style-name="P17">=&gt; Aumentamos <text:span text:style-name="T12">p</text:span> cuando se <text:span text:style-name="T12">emite una versión ‘para pruebas’ </text:span><text:span text:style-name="T18">internas</text:span>.</text:p>
      <text:p text:style-name="P17">=&gt; Aumentamos <text:span text:style-name="T12">c</text:span> cuando <text:span text:style-name="T12">empezamos a trabajar después de </text:span><text:span text:style-name="T18">cualquier</text:span><text:span text:style-name="T12"> emisión.</text:span></text:p>
      <text:p text:style-name="P18">nota: <text:span text:style-name="T28">La </text:span><text:span text:style-name="T29">emisión de una </text:span><text:span text:style-name="T28">vers</text:span><text:span text:style-name="T29">ión </text:span><text:span text:style-name="T28">de prueba siempre va con c0 =&gt; </text:span><text:span text:style-name="T30">vX.Y.pN.c0</text:span></text:p>
      <text:p text:style-name="P15"/>
      <text:p text:style-name="P16">Ejemplo práctico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6"/>
          </table:table-cell>
          <table:table-cell table:style-name="Tabla1.B1" office:value-type="string">
            <text:p text:style-name="P23">DESARROLLO</text:p>
          </table:table-cell>
          <table:table-cell table:style-name="Tabla1.C1" office:value-type="string">
            <text:p text:style-name="P23">PRODUCCIÓN</text:p>
          </table:table-cell>
          <table:table-cell table:style-name="Tabla1.A1" office:value-type="string">
            <text:p text:style-name="P7">notas</text:p>
          </table:table-cell>
        </table:table-row>
        <table:table-row>
          <table:table-cell table:style-name="Tabla1.A2" office:value-type="string">
            <text:p text:style-name="P25">trabajando</text:p>
          </table:table-cell>
          <table:table-cell table:style-name="Tabla1.A2" office:value-type="string">
            <text:p text:style-name="P34"><text:span text:style-name="T10">1</text:span>.0.0.1</text:p>
          </table:table-cell>
          <table:table-cell table:style-name="Tabla1.A2" office:value-type="string">
            <text:p text:style-name="P36"/>
          </table:table-cell>
          <table:table-cell table:style-name="Tabla1.D2" office:value-type="string">
            <text:p text:style-name="P30"/>
          </table:table-cell>
        </table:table-row>
        <table:table-row>
          <table:table-cell table:style-name="Tabla1.A2" office:value-type="string">
            <text:p text:style-name="P25">emisión de una versión para probar</text:p>
          </table:table-cell>
          <table:table-cell table:style-name="Tabla1.A2" office:value-type="string">
            <text:p text:style-name="P34"><text:span text:style-name="T32">v</text:span><text:span text:style-name="T10">1</text:span>.0.<text:span text:style-name="T32">p</text:span>1.<text:span text:style-name="T32">c</text:span>0</text:p>
          </table:table-cell>
          <table:table-cell table:style-name="Tabla1.A2" office:value-type="string">
            <text:p text:style-name="P36"/>
          </table:table-cell>
          <table:table-cell table:style-name="Tabla1.D2" office:value-type="string">
            <text:p text:style-name="P30"/>
          </table:table-cell>
        </table:table-row>
        <table:table-row>
          <table:table-cell table:style-name="Tabla1.A2" office:value-type="string">
            <text:p text:style-name="P25">trabajando</text:p>
          </table:table-cell>
          <table:table-cell table:style-name="Tabla1.A2" office:value-type="string">
            <text:p text:style-name="P34"><text:span text:style-name="T10">1</text:span>.0.1.1</text:p>
          </table:table-cell>
          <table:table-cell table:style-name="Tabla1.A2" office:value-type="string">
            <text:p text:style-name="P36"/>
          </table:table-cell>
          <table:table-cell table:style-name="Tabla1.D2" office:value-type="string">
            <text:p text:style-name="P30"/>
          </table:table-cell>
        </table:table-row>
        <table:table-row>
          <table:table-cell table:style-name="Tabla1.A2" office:value-type="string">
            <text:p text:style-name="P25">emisión de una versión para probar</text:p>
          </table:table-cell>
          <table:table-cell table:style-name="Tabla1.A2" office:value-type="string">
            <text:p text:style-name="P34"><text:span text:style-name="T32">v</text:span><text:span text:style-name="T10">1</text:span>.0.<text:span text:style-name="T32">p</text:span>2.<text:span text:style-name="T32">c</text:span>0</text:p>
          </table:table-cell>
          <table:table-cell table:style-name="Tabla1.A2" office:value-type="string">
            <text:p text:style-name="P36"/>
          </table:table-cell>
          <table:table-cell table:style-name="Tabla1.D2" office:value-type="string">
            <text:p text:style-name="P30"/>
          </table:table-cell>
        </table:table-row>
        <table:table-row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34">etc</text:p>
          </table:table-cell>
          <table:table-cell table:style-name="Tabla1.A2" office:value-type="string">
            <text:p text:style-name="P36"/>
          </table:table-cell>
          <table:table-cell table:style-name="Tabla1.D2" office:value-type="string">
            <text:p text:style-name="P30"/>
          </table:table-cell>
        </table:table-row>
        <table:table-row>
          <table:table-cell table:style-name="Tabla1.A2" office:value-type="string">
            <text:p text:style-name="P25">emisión de una versión para usuarios</text:p>
          </table:table-cell>
          <table:table-cell table:style-name="Tabla1.A2" office:value-type="string">
            <text:p text:style-name="P36"/>
          </table:table-cell>
          <table:table-cell table:style-name="Tabla1.A2" office:value-type="string">
            <text:p text:style-name="P34"><text:span text:style-name="T36">v</text:span><text:span text:style-name="T35">1.1</text:span>.<text:span text:style-name="T32">p</text:span>0.<text:span text:style-name="T32">c</text:span>0</text:p>
          </table:table-cell>
          <table:table-cell table:style-name="Tabla1.D2" office:value-type="string">
            <text:p text:style-name="P28"/>
          </table:table-cell>
        </table:table-row>
        <text:soft-page-break/>
        <table:table-row>
          <table:table-cell table:style-name="Tabla1.A2" office:value-type="string">
            <text:p text:style-name="P25">trabajando</text:p>
          </table:table-cell>
          <table:table-cell table:style-name="Tabla1.A2" office:value-type="string">
            <text:p text:style-name="P34"><text:span text:style-name="T10">2</text:span>.<text:span text:style-name="T10">0</text:span>.0.1</text:p>
          </table:table-cell>
          <table:table-cell table:style-name="Tabla1.A2" office:value-type="string">
            <text:p text:style-name="P34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5">emisión de una versión para probar</text:p>
          </table:table-cell>
          <table:table-cell table:style-name="Tabla1.A2" office:value-type="string">
            <text:p text:style-name="P35"><text:span text:style-name="T32">v</text:span><text:span text:style-name="T10">2</text:span>.<text:span text:style-name="T10">0</text:span>.<text:span text:style-name="T32">p</text:span>1.<text:span text:style-name="T32">c</text:span>0</text:p>
          </table:table-cell>
          <table:table-cell table:style-name="Tabla1.A2" office:value-type="string">
            <text:p text:style-name="P34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5">trabajando</text:p>
          </table:table-cell>
          <table:table-cell table:style-name="Tabla1.A2" office:value-type="string">
            <text:p text:style-name="P35"><text:span text:style-name="T10">2</text:span>.<text:span text:style-name="T10">0</text:span>.1.1</text:p>
          </table:table-cell>
          <table:table-cell table:style-name="Tabla1.A2" office:value-type="string">
            <text:p text:style-name="P34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31">trabajando en la corrección de un bug</text:p>
          </table:table-cell>
          <table:table-cell table:style-name="Tabla1.A2" office:value-type="string">
            <text:p text:style-name="P36"/>
          </table:table-cell>
          <table:table-cell table:style-name="Tabla1.A2" office:value-type="string">
            <text:p text:style-name="P37">1.1.0.1</text:p>
          </table:table-cell>
          <table:table-cell table:style-name="Tabla1.D2" office:value-type="string">
            <text:p text:style-name="P8">se <text:span text:style-name="T11">parte</text:span> desde la 1.1.0.0</text:p>
          </table:table-cell>
        </table:table-row>
        <table:table-row>
          <table:table-cell table:style-name="Tabla1.A2" office:value-type="string">
            <text:p text:style-name="P31">para probar la corrección</text:p>
          </table:table-cell>
          <table:table-cell table:style-name="Tabla1.A2" office:value-type="string">
            <text:p text:style-name="P36"/>
          </table:table-cell>
          <table:table-cell table:style-name="Tabla1.A2" office:value-type="string">
            <text:p text:style-name="P37"><text:span text:style-name="T34">v</text:span>1.1.<text:span text:style-name="T34">p</text:span>1.<text:span text:style-name="T34">c</text:span>0</text:p>
          </table:table-cell>
          <table:table-cell table:style-name="Tabla1.D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31">trabajando en la corrección de un bug</text:p>
          </table:table-cell>
          <table:table-cell table:style-name="Tabla1.A2" office:value-type="string">
            <text:p text:style-name="P36"/>
          </table:table-cell>
          <table:table-cell table:style-name="Tabla1.A2" office:value-type="string">
            <text:p text:style-name="P37">1.1.1.1</text:p>
          </table:table-cell>
          <table:table-cell table:style-name="Tabla1.D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31">para probar la corrección</text:p>
          </table:table-cell>
          <table:table-cell table:style-name="Tabla1.A2" office:value-type="string">
            <text:p text:style-name="P36"/>
          </table:table-cell>
          <table:table-cell table:style-name="Tabla1.A2" office:value-type="string">
            <text:p text:style-name="P37"><text:span text:style-name="T34">v</text:span>1.1.<text:span text:style-name="T34">p</text:span>2.<text:span text:style-name="T34">c</text:span>0</text:p>
          </table:table-cell>
          <table:table-cell table:style-name="Tabla1.D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36"/>
          </table:table-cell>
          <table:table-cell table:style-name="Tabla1.A2" office:value-type="string">
            <text:p text:style-name="P46">etc</text:p>
          </table:table-cell>
          <table:table-cell table:style-name="Tabla1.D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25">emisión de una corrección para usuarios</text:p>
          </table:table-cell>
          <table:table-cell table:style-name="Tabla1.A2" office:value-type="string">
            <text:p text:style-name="P36"/>
          </table:table-cell>
          <table:table-cell table:style-name="Tabla1.A2" office:value-type="string">
            <text:p text:style-name="P34"><text:span text:style-name="T37">v</text:span><text:span text:style-name="T35">1.2</text:span>.<text:span text:style-name="T34">p</text:span>0.<text:span text:style-name="T34">c</text:span>0</text:p>
          </table:table-cell>
          <table:table-cell table:style-name="Tabla1.D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33"><text:span text:style-name="T11">i</text:span>ncorporar la corrección al desarrollo en curso</text:p>
          </table:table-cell>
          <table:table-cell table:style-name="Tabla1.A2" office:value-type="string">
            <text:p text:style-name="P38">2.0.1.<text:span text:style-name="T11">1</text:span></text:p>
          </table:table-cell>
          <table:table-cell table:style-name="Tabla1.A2" office:value-type="string">
            <text:p text:style-name="P34"/>
          </table:table-cell>
          <table:table-cell table:style-name="Tabla1.D2" office:value-type="string">
            <text:p text:style-name="P24">(*)</text:p>
          </table:table-cell>
        </table:table-row>
        <table:table-row>
          <table:table-cell table:style-name="Tabla1.A2" office:value-type="string">
            <text:p text:style-name="P25">trabajando</text:p>
          </table:table-cell>
          <table:table-cell table:style-name="Tabla1.A2" office:value-type="string">
            <text:p text:style-name="P38">2.0.1.<text:span text:style-name="T13">1</text:span></text:p>
          </table:table-cell>
          <table:table-cell table:style-name="Tabla1.A2" office:value-type="string">
            <text:p text:style-name="P34"/>
          </table:table-cell>
          <table:table-cell table:style-name="Tabla1.D2" office:value-type="string">
            <text:p text:style-name="P24">(*)</text:p>
          </table:table-cell>
        </table:table-row>
        <table:table-row>
          <table:table-cell table:style-name="Tabla1.A2" office:value-type="string">
            <text:p text:style-name="P25">emisión de una versión para probar</text:p>
          </table:table-cell>
          <table:table-cell table:style-name="Tabla1.A2" office:value-type="string">
            <text:p text:style-name="P38"><text:span text:style-name="T34">v</text:span>2.0.<text:span text:style-name="T34">p</text:span>2.<text:span text:style-name="T34">c</text:span>0</text:p>
          </table:table-cell>
          <table:table-cell table:style-name="Tabla1.A2" office:value-type="string">
            <text:p text:style-name="P34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38">etc</text:p>
          </table:table-cell>
          <table:table-cell table:style-name="Tabla1.A2" office:value-type="string">
            <text:p text:style-name="P34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6">emisión de una versión para usuarios</text:p>
          </table:table-cell>
          <table:table-cell table:style-name="Tabla1.A2" office:value-type="string">
            <text:p text:style-name="P36"/>
          </table:table-cell>
          <table:table-cell table:style-name="Tabla1.A2" office:value-type="string">
            <text:p text:style-name="P38"><text:span text:style-name="T37">v</text:span><text:span text:style-name="T35">2.1</text:span>.<text:span text:style-name="T34">p</text:span>0.<text:span text:style-name="T34">c</text:span>0</text:p>
          </table:table-cell>
          <table:table-cell table:style-name="Tabla1.D2" office:value-type="string">
            <text:p text:style-name="P9"><text:span text:style-name="T3">Se retira la </text:span><text:span text:style-name="T7">v</text:span><text:span text:style-name="T6">1.</text:span><text:span text:style-name="T38">Y</text:span><text:span text:style-name="T3">.</text:span><text:span text:style-name="T4">p</text:span><text:span text:style-name="T3">0.</text:span><text:span text:style-name="T4">c</text:span><text:span text:style-name="T3">0 que estuviera </text:span><text:span text:style-name="T4">activa </text:span><text:span text:style-name="T3">en ese momento</text:span>.</text:p>
          </table:table-cell>
        </table:table-row>
        <table:table-row>
          <table:table-cell table:style-name="Tabla1.A2" office:value-type="string">
            <text:p text:style-name="P25">trabajando</text:p>
          </table:table-cell>
          <table:table-cell table:style-name="Tabla1.A2" office:value-type="string">
            <text:p text:style-name="P37">3.0.0.1</text:p>
          </table:table-cell>
          <table:table-cell table:style-name="Tabla1.A2" office:value-type="string">
            <text:p text:style-name="P34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5">emisión de una versión para probar</text:p>
          </table:table-cell>
          <table:table-cell table:style-name="Tabla1.A2" office:value-type="string">
            <text:p text:style-name="P37"><text:span text:style-name="T34">v</text:span>3.0.<text:span text:style-name="T34">p</text:span>1.<text:span text:style-name="T34">c</text:span>0</text:p>
          </table:table-cell>
          <table:table-cell table:style-name="Tabla1.A2" office:value-type="string">
            <text:p text:style-name="P34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5">trabajando</text:p>
          </table:table-cell>
          <table:table-cell table:style-name="Tabla1.A2" office:value-type="string">
            <text:p text:style-name="P37">3.0.1.1</text:p>
          </table:table-cell>
          <table:table-cell table:style-name="Tabla1.A2" office:value-type="string">
            <text:p text:style-name="P34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5">emisión de una versión para probar</text:p>
          </table:table-cell>
          <table:table-cell table:style-name="Tabla1.A2" office:value-type="string">
            <text:p text:style-name="P37"><text:span text:style-name="T34">v</text:span>3.0.<text:span text:style-name="T34">p</text:span>2.<text:span text:style-name="T34">c</text:span>0</text:p>
          </table:table-cell>
          <table:table-cell table:style-name="Tabla1.A2" office:value-type="string">
            <text:p text:style-name="P34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5">trabajando</text:p>
          </table:table-cell>
          <table:table-cell table:style-name="Tabla1.A2" office:value-type="string">
            <text:p text:style-name="P37">3.0.2.1</text:p>
          </table:table-cell>
          <table:table-cell table:style-name="Tabla1.A2" office:value-type="string">
            <text:p text:style-name="P34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7">emisión de una versión para probar</text:p>
          </table:table-cell>
          <table:table-cell table:style-name="Tabla1.A2" office:value-type="string">
            <text:p text:style-name="P39"><text:span text:style-name="T34">v</text:span>3.0.<text:span text:style-name="T34">p</text:span>3.<text:span text:style-name="T34">c</text:span>0</text:p>
          </table:table-cell>
          <table:table-cell table:style-name="Tabla1.A2" office:value-type="string">
            <text:p text:style-name="P34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39">etc</text:p>
          </table:table-cell>
          <table:table-cell table:style-name="Tabla1.A2" office:value-type="string">
            <text:p text:style-name="P34"/>
          </table:table-cell>
          <table:table-cell table:style-name="Tabla1.D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36"/>
          </table:table-cell>
          <table:table-cell table:style-name="Tabla1.A2" office:value-type="string">
            <text:p text:style-name="P40">etc</text:p>
          </table:table-cell>
          <table:table-cell table:style-name="Tabla1.D2" office:value-type="string">
            <text:p text:style-name="P28"/>
          </table:table-cell>
        </table:table-row>
      </table:table>
      <text:p text:style-name="P5"/>
      <text:p text:style-name="P10"><text:span text:style-name="T14">Nota: </text:span><text:span text:style-name="T5">(*)</text:span><text:span text:style-name="T14"> </text:span><text:span text:style-name="T15">I</text:span><text:span text:style-name="T14">ncrementar .c más allá de .</text:span><text:span text:style-name="T15">1</text:span><text:span text:style-name="T14"> </text:span><text:span text:style-name="T16">es opcional</text:span><text:span text:style-name="T14">, ya que es </text:span><text:span text:style-name="T16">algo </text:span><text:span text:style-name="T14">solo para la persona </text:span><text:span text:style-name="T16">o el equipo </text:span><text:span text:style-name="T14">que está programando.</text:span></text:p>
      <text:p text:style-name="P4"/>
      <text:p text:style-name="P14"><text:line-break/>IMPORTANTE:</text:p>
      <text:p text:style-name="P13"><text:s/>Una vez lanzada una versión X.Y (<text:span text:style-name="T40">v</text:span><text:span text:style-name="T39">X.Y.</text:span><text:span text:style-name="T40">p</text:span><text:span text:style-name="T39">0.</text:span><text:span text:style-name="T40">c</text:span><text:span text:style-name="T39">0</text:span>) o <text:s/>X.Y.p <text:s/>(<text:span text:style-name="T40">v</text:span><text:span text:style-name="T39">X.Y.p</text:span><text:span text:style-name="T40">N</text:span><text:span text:style-name="T39">.</text:span><text:span text:style-name="T40">c</text:span><text:span text:style-name="T39">0</text:span>), </text:p>
      <text:p text:style-name="P20"><text:span text:style-name="T19"><text:s/>JAMÁS de los jamases </text:span><text:span text:style-name="T8">SACAR</text:span><text:span text:style-name="T19"> OTRA CON EL MISMO X.Y.p</text:span></text:p>
      <text:p text:style-name="P42"><text:soft-page-break/><text:span text:style-name="T19"><text:s text:c="3"/></text:span><text:span text:style-name="T26">Para evitar repetir versión,...</text:span></text:p>
      <text:p text:style-name="P42"><text:span text:style-name="T19"><text:s text:c="3"/>=&gt; </text:span><text:span text:style-name="T26">Nada más lanzar una, a</text:span><text:span text:style-name="T24">l ponerse a trabajar </text:span><text:span text:style-name="T19">en la siguiente, incrementar .</text:span><text:span text:style-name="T8">c</text:span><text:span text:style-name="T19"> (</text:span><text:span text:style-name="T17">poner al menos X.Y.p.1</text:span><text:span text:style-name="T19">)</text:span></text:p>
      <text:p text:style-name="P13"><text:s text:c="3"/>=&gt; <text:span text:style-name="T34">E</text:span>n el siguiente lanzamiento: incrementar .p (si es de pruebas) o X.Y (si es de producción)<text:line-break/></text:p>
      <text:p text:style-name="P21"><text:span text:style-name="T19">nota: <text:tab/>No pasa nada por lanzar una X.Y </text:span><text:span text:style-name="T8">para después</text:span><text:span text:style-name="T19">, en muy poco tiempo, lanzar otra X.Y+1 </text:span><text:span text:style-name="T25">e inmediatamente después</text:span><text:span text:style-name="T19"> otra X.Y+2 (por ejemplo, si </text:span><text:span text:style-name="T20">se</text:span><text:span text:style-name="T19"> detectan errores graves y </text:span><text:span text:style-name="T20">se han</text:span><text:span text:style-name="T19"> </text:span><text:span text:style-name="T20">d</text:span><text:span text:style-name="T19">e corregir con rapidez)… <text:s/><text:line-break/></text:span><text:span text:style-name="T25">Lo importante es que cada versión lanzada sea unívocamente identificable.</text:span></text:p>
      <text:p text:style-name="P22"><text:span text:style-name="T19"><text:tab/>Tampoco pasa nada por llegar hasta versiones del estilo de </text:span><text:span text:style-name="T21">v</text:span><text:span text:style-name="T8">5</text:span><text:span text:style-name="T19">7.24.</text:span><text:span text:style-name="T21">p</text:span><text:span text:style-name="T8">8.</text:span><text:span text:style-name="T9">c0</text:span><text:span text:style-name="T19"> o similares...</text:span></text:p>
      <text:p text:style-name="P11"><text:s text:c="6"/></text:p>
      <text:p text:style-name="P11">EL VERSIONADO ES SOLO PARA IDENTIFICAR <text:line-break/>y saber con qué pieza ÚNICA de software estamos lidiando <text:span text:style-name="T1">en cada momento</text:span>.</text:p>
      <text:p text:style-name="P12"><text:span text:style-name="T1">Cuando se está diseñando un esquema de versionado. </text:span><text:span text:style-name="T13">Conviene no mezclar</text:span> aspectos "estéticos" <text:span text:style-name="T12">o </text:span>"marquetinianos" <text:span text:style-name="T13">en </text:span><text:span text:style-name="T1">ese diseño</text:span>. <text:span text:style-name="T12">P</text:span><text:span text:style-name="T1">rocurar no empezar a considerar temas tales como</text:span> qué número de versión queda más o menos "bonito", o <text:span text:style-name="T12">cual es</text:span> más o menos "vendible", <text:span text:style-name="T12">o cual revela menos la cantidad de errores que se han tenido que corregir, </text:span><text:span text:style-name="T1">o...</text:span> </text:p>
      <text:p text:style-name="P12">La mejor manera de mantener la unicidad <text:span text:style-name="T1">de versiones </text:span>es seguir reglas <text:span text:style-name="T1">objetivas, </text:span>simples <text:span text:style-name="T1">y clara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text-align="center" style:justify-single-word="false"/>
      <style:text-properties style:rfc-language-tag="es-ES-u-co-trad" fo:language="es" fo:country="ES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text-align="center" style:justify-single-word="false" fo:break-before="page" fo:padding-left="0cm" fo:padding-right="0cm" fo:padding-top="0cm" fo:padding-bottom="0.035cm" fo:border-left="none" fo:border-right="none" fo:border-top="none" fo:border-bottom="0.51pt solid #000000" fo:keep-with-next="always"/>
      <style:text-properties style:font-name="Arial" fo:font-family="Arial" style:font-family-generic="roman" style:font-pitch="variable" fo:font-size="16pt" style:letter-kerning="true" style:font-size-asian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1.27cm" fo:margin-bottom="0.318cm" style:contextual-spacing="false" fo:text-align="start" style:justify-single-word="false" fo:padding-left="0cm" fo:padding-right="0cm" fo:padding-top="0.035cm" fo:padding-bottom="0.035cm" fo:border-left="none" fo:border-right="none" fo:border-top="0.51pt dotted #000000" fo:border-bottom="0.51pt dotted #000000" fo:keep-with-next="always"/>
      <style:text-properties style:font-name="Arial" fo:font-family="Arial" style:font-family-generic="roman" style:font-pitch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847cm" fo:margin-bottom="0.212cm" style:contextual-spacing="false" fo:text-align="start" style:justify-single-word="false" fo:padding-left="0cm" fo:padding-right="0cm" fo:padding-top="0cm" fo:padding-bottom="0.035cm" fo:border-left="none" fo:border-right="none" fo:border-top="none" fo:border-bottom="0.51pt dotted #000000" fo:keep-with-next="always"/>
      <style:text-properties style:font-name="Arial" fo:font-family="Arial" style:font-family-generic="roman" style:font-pitch="variable" fo:font-size="10pt" style:font-size-asian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style:contextual-spacing="false" fo:text-align="start" style:justify-single-word="false" fo:keep-with-next="always"/>
      <style:text-properties style:font-name="Arial" fo:font-family="Arial" style:font-family-generic="roman" style:font-pitch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style="italic" fo:font-weight="bold" style:font-style-asian="italic" style:font-weight-asian="bold" style:font-size-complex="11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do" style:family="paragraph" style:parent-style-name="Standard" style:default-outline-level="" style:list-style-name="WWNum1">
      <style:paragraph-properties fo:margin-left="1.201cm" fo:margin-right="0cm" fo:text-indent="-0.7cm" style:auto-text-indent="false">
        <style:tab-stops>
          <style:tab-stop style:position="1.199cm"/>
        </style:tab-stops>
      </style:paragraph-properties>
    </style:style>
    <style:style style:name="apartado_20__28_cont_29_" style:display-name="apartado (cont)" style:family="paragraph" style:parent-style-name="apartado" style:default-outline-level="" style:list-style-name="">
      <style:paragraph-properties fo:margin-left="1.199cm" fo:margin-right="0cm" fo:text-indent="-0.7cm" style:auto-text-indent="false"/>
    </style:style>
    <style:style style:name="apartado_20_2" style:display-name="apartado 2" style:family="paragraph" style:parent-style-name="apartado" style:default-outline-level="" style:list-style-name="WWNum2">
      <style:paragraph-properties fo:margin-left="1.501cm" fo:margin-right="0cm" fo:margin-top="0cm" fo:margin-bottom="0cm" style:contextual-spacing="false" fo:text-indent="-0.249cm" style:auto-text-indent="false"/>
    </style:style>
    <style:style style:name="Plain_20_Text" style:display-name="Plain Text" style:family="paragraph" style:parent-style-name="Standard" style:default-outline-level="">
      <style:text-properties style:font-name="Courier New1" fo:font-family="'Courier New'" style:font-family-generic="roman" style:font-pitch="variable"/>
    </style:style>
    <style:style style:name="comando" style:family="paragraph" style:parent-style-name="Plain_20_Text" style:default-outline-level="">
      <style:paragraph-properties fo:margin-top="0cm" fo:margin-bottom="0cm" style:contextual-spacing="false" fo:text-align="start" style:justify-single-word="false"/>
      <style:text-properties fo:font-size="9pt" style:font-size-asian="9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oharra" style:family="paragraph" style:parent-style-name="Standard" style:default-outline-level="">
      <loext:graphic-properties draw:fill="solid" draw:fill-color="#ffffbf"/>
      <style:paragraph-properties fo:margin-left="1cm" fo:margin-right="0.501cm" fo:margin-top="0cm" fo:margin-bottom="0.353cm" style:contextual-spacing="false" fo:text-align="start" style:justify-single-word="false" fo:text-indent="0cm" style:auto-text-indent="false" fo:background-color="#ffffbf"/>
      <style:text-properties fo:font-size="8pt" style:font-size-asian="8pt"/>
    </style:style>
    <style:style style:name="Parrafo" style:family="paragraph" style:parent-style-name="Standard" style:default-outline-level="">
      <style:paragraph-properties fo:margin-left="0cm" fo:margin-right="0cm" fo:margin-top="0.212cm" fo:margin-bottom="0.212cm" style:contextual-spacing="false" style:line-height-at-least="0.529cm" fo:text-indent="1.251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abla" style:family="paragraph" style:parent-style-name="comando" style:default-outline-level="">
      <style:paragraph-properties fo:margin-top="0.106cm" fo:margin-bottom="0.106cm" style:contextual-spacing="false"/>
    </style:style>
    <style:style style:name="tabla_20__28_cabecera_29_" style:display-name="tabla (cabecera)" style:family="paragraph" style:parent-style-name="tabla" style:default-outline-level="">
      <style:paragraph-properties fo:text-align="center" style:justify-single-word="false" fo:keep-with-next="always"/>
      <style:text-properties fo:font-variant="small-caps" style:font-name="Arial" fo:font-family="Arial" style:font-family-generic="roman" style:font-pitch="variable" fo:font-size="10pt" style:font-size-asian="10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847cm" fo:margin-bottom="0.423cm" style:contextual-spacing="false" fo:text-align="start" style:justify-single-word="false" fo:keep-with-next="always">
        <style:tab-stops>
          <style:tab-stop style:position="16.482cm" style:type="right" style:leader-style="dotted" style:leader-text="."/>
        </style:tab-stops>
      </style:paragraph-properties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es" style:country-asian="ES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2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text-indent="0cm" style:auto-text-indent="false">
        <style:tab-stops>
          <style:tab-stop style:position="1.501cm"/>
          <style:tab-stop style:position="16.503cm" style:type="right" style:leader-style="dotted" style:leader-text="."/>
        </style:tab-stops>
      </style:paragraph-properties>
      <style:text-properties fo:font-size="10pt" style:font-name-asian="Times New Roman1" style:font-family-asian="'Times New Roman'" style:font-family-generic-asian="system" style:font-pitch-asian="variable" style:font-size-asian="10pt" style:language-asian="es" style:country-asian="ES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text-align="center" style:justify-single-word="false" style:border-line-width-bottom="0.018cm 0.018cm 0.018cm" fo:padding-left="0cm" fo:padding-right="0cm" fo:padding-top="0cm" fo:padding-bottom="0.035cm" fo:border-left="none" fo:border-right="none" fo:border-top="none" fo:border-bottom="1.5pt double #000000"/>
      <style:text-properties style:font-name="Arial" fo:font-family="Arial" style:font-family-generic="roman" style:font-pitch="variable" fo:font-size="16pt" style:rfc-language-tag="es-ES-u-co-trad" fo:language="es" fo:country="ES" style:font-size-asian="16pt"/>
    </style:style>
    <style:style style:name="Título_20_1_20__28_cont_29_" style:display-name="Título 1 (cont)" style:family="paragraph" style:parent-style-name="Standard" style:next-style-name="Standard" style:default-outline-level="">
      <style:paragraph-properties fo:margin-top="0cm" fo:margin-bottom="0.847cm" style:contextual-spacing="false" fo:text-align="end" style:justify-single-word="false"/>
      <style:text-properties style:font-name="Arial" fo:font-family="Arial" style:font-family-generic="roman" style:font-pitch="variable" fo:font-size="9pt" style:font-size-asian="9pt"/>
    </style:style>
    <style:style style:name="codigo_20_fuente" style:display-name="codigo fuen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1" fo:font-family="'Courier New'" style:font-family-generic="roman" style:font-pitch="variable" fo:font-size="10pt" fo:language="en" fo:country="US" style:font-size-asian="10pt" style:font-name-complex="Courier New2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Texto_20_sin_20_formato_20_Car" style:display-name="Texto sin formato Car" style:family="text" style:parent-style-name="Default_20_Paragraph_20_Font">
      <style:text-properties style:font-name="Courier New1" fo:font-family="'Courier New'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Mapa_20_del_20_documento_20_Car" style:display-name="Mapa del documento Car" style:family="text" style:parent-style-name="Default_20_Paragraph_20_Font">
      <style:text-properties style:font-name="Tahoma" fo:font-family="Tahoma" style:font-family-generic="roman" style:font-pitch="variable" fo:font-size="12pt" fo:background-color="#000080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es-ES-u-co-trad" fo:language="es" fo:country="ES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style:font-name="Arial" fo:font-family="Arial" style:font-family-generic="roman" style:font-pitch="variable" fo:font-size="16pt" style:rfc-language-tag="es-ES-u-co-trad" fo:language="es" fo:country="ES" style:font-size-asian="16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16pt" style:letter-kerning="true" style:font-size-asian="16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0pt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5_20_Car" style:display-name="Título 5 C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size-asian="12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Symbol1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%1%" text:bullet-char="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1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  <number:month number:style="long"/>
      <number:day number:style="long"/>
      <number:text>T</number:text>
      <number:hours number:style="long"/>
      <number:minutes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style:contextual-spacing="false"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 style:font-size-complex="10pt"/>
    </style:style>
    <style:style style:name="MP2" style:family="paragraph" style:parent-style-name="Footer">
      <style:paragraph-properties fo:margin-left="0cm" fo:margin-right="-0.004cm" fo:margin-top="0cm" fo:margin-bottom="0.212cm" style:contextual-spacing="false" fo:text-align="end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2.383cm" style:type="center"/>
          <style:tab-stop style:position="16.51cm" style:type="right"/>
        </style:tab-stops>
      </style:paragraph-properties>
    </style:style>
    <style:style style:name="MT1" style:family="text">
      <style:text-properties officeooo:rsid="00131fff"/>
    </style:style>
    <style:style style:name="MT2" style:family="text">
      <style:text-properties style:font-name="Arial" style:font-name-complex="Arial2"/>
    </style:style>
    <style:style style:name="MT3" style:family="text"/>
    <style:style style:name="MT4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2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a sugerencia práctica de versionado semá<text:span text:style-name="MT1">n</text:span>tico</text:p>
      </style:header>
      <style:footer>
        <text:p text:style-name="MP2"><text:span text:style-name="page_20_number"><text:span text:style-name="MT2"><text:page-number text:select-page="current">3</text:page-number></text:span></text:span><text:span text:style-name="page_20_number"><text:s/></text:span><text:span text:style-name="page_20_number"><text:span text:style-name="MT4">/ </text:span></text:span><text:span text:style-name="page_20_number"><text:span text:style-name="MT4"><text:page-count>3</text:page-count></text:span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<text:span text:style-name="page_20_number"><text:span text:style-name="MT2"><text:page-number text:select-page="current">1</text:page-number></text:span></text:span><text:span text:style-name="page_20_number"><text:s/></text:span><text:span text:style-name="page_20_number"><text:span text:style-name="MT4">/ </text:span></text:span><text:span text:style-name="page_20_number"><text:span text:style-name="MT4"><text:page-count>3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6T07:03:00</meta:creation-date>
    <meta:initial-creator>Ulma C y E, S. Coop.</meta:initial-creator>
    <dc:language>es-ES</dc:language>
    <meta:print-date>2022-05-06T14:23:00</meta:print-date>
    <dc:date>2023-01-06T19:36:59.495000000</dc:date>
    <meta:editing-cycles>23</meta:editing-cycles>
    <meta:editing-duration>PT3H14M53S</meta:editing-duration>
    <meta:generator>LibreOffice/7.3.6.2$Windows_X86_64 LibreOffice_project/c28ca90fd6e1a19e189fc16c05f8f8924961e12e</meta:generator>
    <meta:document-statistic meta:table-count="1" meta:image-count="0" meta:object-count="0" meta:page-count="3" meta:paragraph-count="93" meta:word-count="608" meta:character-count="3745" meta:non-whitespace-character-count="3196"/>
    <meta:user-defined meta:name="AppVersion">15.0000</meta:user-defined>
    <meta:template xlink:type="simple" xlink:actuate="onRequest" xlink:title="en blanco -vertical-.dotx" xlink:href=""/>
  </office:meta>
</office:document-meta>
</file>